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moon. The clouds in the sky turned a bright rosy peach color. They were beautiful.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drones. But this time around, one of the drones had a tracking device that it stung Jessica with.</text:span></text:p>
      <text:p text:style-name="P29"><text:soft-page-break/><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positions he enjoyed. Yeah things no one really should ever know.</text:span></text:p>
      <text:p text:style-name="P30"><text:soft-page-break/><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help serving the drinks. Do you have a whereabouts on them all evening?”</text:span></text:p>
      <text:p text:style-name="P30"><text:soft-page-break/><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 text:c="5"/><text:span text:style-name="T96">The waitress nodded. “Alright.” She took her hand off Calypso’s shoulder. “Just know I’m watching you two.”</text:span></text:p>
      <text:p text:style-name="P30"><text:soft-page-break/><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 text:c="5"/><text:span text:style-name="T99">Calypso shook her head. “Not if I get my man in the end it doesn’t.” She said. “Give it some thought. You know where I’ll be.” She finished her drink and got up and left.</text:span></text:p>
      <text:p text:style-name="P30"><text:soft-page-break/><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text:soft-page-break/></text:p>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drama going on in their lives, they don’t care what my name is.” He smiled. “Besides wouldn’t you rather have another drink than worry about what my name is?”</text:span></text:p>
      <text:p text:style-name="P31"><text:soft-page-break/><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would let it pass. </text:span><text:span text:style-name="T107">They had decided to let the night be a night of fun after all.</text:span></text:p>
      <text:p text:style-name="P31"><text:s text:c="5"/>“<text:span text:style-name="T109">What’ll it be?” The bartender asked Eugene.</text:span></text:p>
      <text:p text:style-name="P31"><text:soft-page-break/><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 text:c="5"/><text:span text:style-name="T112">Calypso looked to the bartender and nodded. “Can you make an AMF?”</text:span></text:p>
      <text:p text:style-name="P31"><text:soft-page-break/><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26</meta:editing-cycles>
    <meta:generator>LibreOffice/7.4.1.2$Windows_X86_64 LibreOffice_project/3c58a8f3a960df8bc8fd77b461821e42c061c5f0</meta:generator>
    <dc:date>2022-10-18T14:17:49.845000000</dc:date>
    <meta:editing-duration>PT5H33M58S</meta:editing-duration>
    <meta:document-statistic meta:table-count="0" meta:image-count="0" meta:object-count="0" meta:page-count="41" meta:paragraph-count="386" meta:word-count="11161" meta:character-count="62465" meta:non-whitespace-character-count="49807"/>
  </office:meta>
</office:document-meta>
</file>